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style:font-name="Segoe UI" style:font-name-complex="Segoe UI" fo:color="#ECECF1" fo:background-color="#343541"/>
    </style:style>
    <style:style style:name="P3" style:parent-style-name="NormalWeb" style:family="paragraph">
      <style:paragraph-properties fo:border="0.0034in solid #D9D9E3" fo:padding="0in" style:shadow="none" fo:margin-top="0in" fo:margin-bottom="0.2083in" fo:background-color="#444654"/>
    </style:style>
    <style:style style:name="P4" style:parent-style-name="NormalWeb" style:family="paragraph">
      <style:paragraph-properties fo:border="0.0034in solid #D9D9E3" fo:padding="0in" style:shadow="none" fo:margin-top="0in" fo:margin-bottom="0.2083in" fo:background-color="#444654"/>
      <style:text-properties style:font-name="Segoe UI" style:font-name-complex="Segoe UI" fo:color="#D1D5DB"/>
    </style:style>
    <style:style style:name="P5" style:parent-style-name="Normal" style:list-style-name="LFO1" style:family="paragraph">
      <style:paragraph-properties fo:border="0.0034in solid #D9D9E3" fo:padding-top="0in" fo:padding-left="0.0694in" fo:padding-bottom="0in" fo:padding-right="0in" style:shadow="none" fo:margin-bottom="0in" fo:line-height="100%" fo:background-color="#444654"/>
      <style:text-properties style:font-name="Segoe UI" style:font-name-asian="Times New Roman" style:font-name-complex="Segoe UI" fo:color="#D1D5DB" fo:font-size="12pt" style:font-size-asian="12pt" style:font-size-complex="12pt" fo:language="en" fo:country="GB" style:language-asian="en" style:country-asian="GB" fo:hyphenate="true"/>
    </style:style>
    <style:style style:name="P6" style:parent-style-name="Normal" style:list-style-name="LFO1" style:family="paragraph">
      <style:paragraph-properties fo:border="0.0034in solid #D9D9E3" fo:padding-top="0in" fo:padding-left="0.0694in" fo:padding-bottom="0in" fo:padding-right="0in" style:shadow="none" fo:margin-bottom="0in" fo:line-height="100%" fo:background-color="#444654"/>
      <style:text-properties style:font-name="Segoe UI" style:font-name-asian="Times New Roman" style:font-name-complex="Segoe UI" fo:color="#D1D5DB" fo:font-size="12pt" style:font-size-asian="12pt" style:font-size-complex="12pt" fo:language="en" fo:country="GB" style:language-asian="en" style:country-asian="GB" fo:hyphenate="true"/>
    </style:style>
    <style:style style:name="P7" style:parent-style-name="Normal" style:list-style-name="LFO1" style:family="paragraph">
      <style:paragraph-properties fo:border="0.0034in solid #D9D9E3" fo:padding-top="0in" fo:padding-left="0.0694in" fo:padding-bottom="0in" fo:padding-right="0in" style:shadow="none" fo:margin-bottom="0in" fo:line-height="100%" fo:background-color="#444654"/>
      <style:text-properties style:font-name="Segoe UI" style:font-name-asian="Times New Roman" style:font-name-complex="Segoe UI" fo:color="#D1D5DB" fo:font-size="12pt" style:font-size-asian="12pt" style:font-size-complex="12pt" fo:language="en" fo:country="GB" style:language-asian="en" style:country-asian="GB" fo:hyphenate="true"/>
    </style:style>
    <style:style style:name="P8" style:parent-style-name="Normal" style:list-style-name="LFO1" style:family="paragraph">
      <style:paragraph-properties fo:border="0.0034in solid #D9D9E3" fo:padding-top="0in" fo:padding-left="0.0694in" fo:padding-bottom="0in" fo:padding-right="0in" style:shadow="none" fo:margin-bottom="0in" fo:line-height="100%" fo:background-color="#444654"/>
      <style:text-properties style:font-name="Segoe UI" style:font-name-asian="Times New Roman" style:font-name-complex="Segoe UI" fo:color="#D1D5DB" fo:font-size="12pt" style:font-size-asian="12pt" style:font-size-complex="12pt" fo:language="en" fo:country="GB" style:language-asian="en" style:country-asian="GB" fo:hyphenate="true"/>
    </style:style>
    <style:style style:name="P9" style:parent-style-name="Normal" style:list-style-name="LFO1" style:family="paragraph">
      <style:paragraph-properties fo:border="0.0034in solid #D9D9E3" fo:padding-top="0in" fo:padding-left="0.0694in" fo:padding-bottom="0in" fo:padding-right="0in" style:shadow="none" fo:margin-bottom="0in" fo:line-height="100%" fo:background-color="#444654"/>
      <style:text-properties style:font-name="Segoe UI" style:font-name-asian="Times New Roman" style:font-name-complex="Segoe UI" fo:color="#D1D5DB" fo:font-size="12pt" style:font-size-asian="12pt" style:font-size-complex="12pt" fo:language="en" fo:country="GB" style:language-asian="en" style:country-asian="GB" fo:hyphenate="true"/>
    </style:style>
    <style:style style:name="P10" style:parent-style-name="Normal" style:list-style-name="LFO1" style:family="paragraph">
      <style:paragraph-properties fo:border="0.0034in solid #D9D9E3" fo:padding-top="0in" fo:padding-left="0.0694in" fo:padding-bottom="0in" fo:padding-right="0in" style:shadow="none" fo:margin-bottom="0in" fo:line-height="100%" fo:background-color="#444654"/>
      <style:text-properties style:font-name="Segoe UI" style:font-name-asian="Times New Roman" style:font-name-complex="Segoe UI" fo:color="#D1D5DB" fo:font-size="12pt" style:font-size-asian="12pt" style:font-size-complex="12pt" fo:language="en" fo:country="GB" style:language-asian="en" style:country-asian="GB" fo:hyphenate="true"/>
    </style:style>
    <style:style style:name="P11" style:parent-style-name="Normal" style:list-style-name="LFO1" style:family="paragraph">
      <style:paragraph-properties fo:border="0.0034in solid #D9D9E3" fo:padding-top="0in" fo:padding-left="0.0694in" fo:padding-bottom="0in" fo:padding-right="0in" style:shadow="none" fo:margin-bottom="0in" fo:line-height="100%" fo:background-color="#444654"/>
      <style:text-properties style:font-name="Segoe UI" style:font-name-asian="Times New Roman" style:font-name-complex="Segoe UI" fo:color="#D1D5DB" fo:font-size="12pt" style:font-size-asian="12pt" style:font-size-complex="12pt" fo:language="en" fo:country="GB" style:language-asian="en" style:country-asian="GB" fo:hyphenate="true"/>
    </style:style>
    <style:style style:name="P12" style:parent-style-name="Normal" style:family="paragraph">
      <style:paragraph-properties fo:border="0.0034in solid #D9D9E3" fo:padding="0in" style:shadow="none" fo:margin-top="0.2083in" fo:margin-bottom="0.2083in" fo:line-height="100%" fo:background-color="#444654"/>
      <style:text-properties style:font-name="Segoe UI" style:font-name-asian="Times New Roman" style:font-name-complex="Segoe UI" fo:color="#D1D5DB" fo:font-size="12pt" style:font-size-asian="12pt" style:font-size-complex="12pt" fo:language="en" fo:country="GB" style:language-asian="en" style:country-asian="GB" fo:hyphenate="true"/>
    </style:style>
    <style:style style:name="P13" style:parent-style-name="Normal" style:list-style-name="LFO2" style:family="paragraph">
      <style:paragraph-properties fo:border="0.0034in solid #D9D9E3" fo:padding-top="0in" fo:padding-left="0.0694in" fo:padding-bottom="0in" fo:padding-right="0in" style:shadow="none" fo:margin-bottom="0in" fo:line-height="100%" fo:background-color="#444654"/>
      <style:text-properties style:font-name="Segoe UI" style:font-name-asian="Times New Roman" style:font-name-complex="Segoe UI" fo:color="#D1D5DB" fo:font-size="12pt" style:font-size-asian="12pt" style:font-size-complex="12pt" fo:language="en" fo:country="GB" style:language-asian="en" style:country-asian="GB" fo:hyphenate="true"/>
    </style:style>
    <style:style style:name="P14" style:parent-style-name="Normal" style:list-style-name="LFO2" style:family="paragraph">
      <style:paragraph-properties fo:border="0.0034in solid #D9D9E3" fo:padding-top="0in" fo:padding-left="0.0694in" fo:padding-bottom="0in" fo:padding-right="0in" style:shadow="none" fo:margin-bottom="0in" fo:line-height="100%" fo:background-color="#444654"/>
      <style:text-properties style:font-name="Segoe UI" style:font-name-asian="Times New Roman" style:font-name-complex="Segoe UI" fo:color="#D1D5DB" fo:font-size="12pt" style:font-size-asian="12pt" style:font-size-complex="12pt" fo:language="en" fo:country="GB" style:language-asian="en" style:country-asian="GB" fo:hyphenate="true"/>
    </style:style>
    <style:style style:name="P15" style:parent-style-name="Normal" style:list-style-name="LFO2" style:family="paragraph">
      <style:paragraph-properties fo:border="0.0034in solid #D9D9E3" fo:padding-top="0in" fo:padding-left="0.0694in" fo:padding-bottom="0in" fo:padding-right="0in" style:shadow="none" fo:margin-bottom="0in" fo:line-height="100%" fo:background-color="#444654"/>
      <style:text-properties style:font-name="Segoe UI" style:font-name-asian="Times New Roman" style:font-name-complex="Segoe UI" fo:color="#D1D5DB" fo:font-size="12pt" style:font-size-asian="12pt" style:font-size-complex="12pt" fo:language="en" fo:country="GB" style:language-asian="en" style:country-asian="GB" fo:hyphenate="true"/>
    </style:style>
    <style:style style:name="P16" style:parent-style-name="Normal" style:list-style-name="LFO2" style:family="paragraph">
      <style:paragraph-properties fo:border="0.0034in solid #D9D9E3" fo:padding-top="0in" fo:padding-left="0.0694in" fo:padding-bottom="0in" fo:padding-right="0in" style:shadow="none" fo:margin-bottom="0in" fo:line-height="100%" fo:background-color="#444654"/>
      <style:text-properties style:font-name="Segoe UI" style:font-name-asian="Times New Roman" style:font-name-complex="Segoe UI" fo:color="#D1D5DB" fo:font-size="12pt" style:font-size-asian="12pt" style:font-size-complex="12pt" fo:language="en" fo:country="GB" style:language-asian="en" style:country-asian="GB" fo:hyphenate="true"/>
    </style:style>
    <style:style style:name="P17" style:parent-style-name="Normal" style:list-style-name="LFO2" style:family="paragraph">
      <style:paragraph-properties fo:border="0.0034in solid #D9D9E3" fo:padding-top="0in" fo:padding-left="0.0694in" fo:padding-bottom="0in" fo:padding-right="0in" style:shadow="none" fo:margin-bottom="0in" fo:line-height="100%" fo:background-color="#444654"/>
      <style:text-properties style:font-name="Segoe UI" style:font-name-asian="Times New Roman" style:font-name-complex="Segoe UI" fo:color="#D1D5DB" fo:font-size="12pt" style:font-size-asian="12pt" style:font-size-complex="12pt" fo:language="en" fo:country="GB" style:language-asian="en" style:country-asian="GB" fo:hyphenate="true"/>
    </style:style>
    <style:style style:name="P18" style:parent-style-name="Normal" style:family="paragraph">
      <style:paragraph-properties fo:border="0.0034in solid #D9D9E3" fo:padding="0in" style:shadow="none" fo:margin-top="0.2083in" fo:margin-bottom="0in" fo:line-height="100%" fo:background-color="#444654"/>
      <style:text-properties style:font-name="Segoe UI" style:font-name-asian="Times New Roman" style:font-name-complex="Segoe UI" fo:color="#D1D5DB" fo:font-size="12pt" style:font-size-asian="12pt" style:font-size-complex="12pt" fo:language="en" fo:country="GB" style:language-asian="en" style:country-asian="GB" fo:hyphenate="true"/>
    </style:style>
    <style:style style:name="P19" style:parent-style-name="Normal" style:family="paragraph">
      <style:paragraph-properties fo:break-before="page"/>
      <style:text-properties fo:hyphenate="true"/>
    </style:style>
  </office:automatic-styles>
  <office:body>
    <office:text text:use-soft-page-breaks="true">
      <text:p text:style-name="P1">//<text:span text:style-name="T2">write an essay about a middle sized business that uses complex administrative system, we want to build a software that uses querryies to make report<text:s/></text:span><text:s/></text:p>
      <text:p text:style-name="Normal"/>
      <text:p text:style-name="Normal"/>
      <text:p text:style-name="Normal">In today's business world, it is essential for companies to have efficient and effective administrative systems in place to manage their daily operations. A middle-sized business, in particular, can benefit greatly from a complex administrative system that uses query-based reporting.</text:p>
      <text:p text:style-name="Normal"/>
      <text:p text:style-name="Normal">One such business that has implemented a complex administrative system is XYZ Corporation. XYZ Corporation is a medium-sized business that specializes in the manufacturing and distribution of electronic components. In order to keep track of their inventory, sales, and customer orders, XYZ Corporation uses a complex administrative system that utilizes query-based reporting.</text:p>
      <text:p text:style-name="Normal"/>
      <text:p text:style-name="Normal">The system used by XYZ Corporation is a custom-built software program that allows employees to easily access and manage the company's data. The software is designed to be user-friendly and intuitive, so that even employees with little to no technical experience can easily navigate the system.</text:p>
      <text:p text:style-name="Normal"/>
      <text:p text:style-name="Normal">One of the key features of the system is its ability to generate reports using queries. This allows employees to quickly and easily pull up specific data and generate reports based on that data. For example, an employee working in the sales department could use a query to generate a report on the company's top-selling products for a specific time period. This kind of data can be incredibly useful for decision-making and planning purposes.</text:p>
      <text:p text:style-name="Normal"/>
      <text:p text:style-name="Normal">In addition to its query-based reporting capabilities, the administrative system used by XYZ Corporation also includes other useful features. For example, the system allows employees to easily track and manage inventory levels, customer orders, and sales data. It also includes a customer relationship management (CRM) component that allows employees to easily manage and track customer interactions and communications.</text:p>
      <text:p text:style-name="Normal"/>
      <text:p text:style-name="Normal">Overall, the complex administrative system used by XYZ Corporation has proven to be a valuable asset to the company. It has allowed employees to easily access and manage the company's data, and has helped streamline the company's operations. The ability to generate reports using queries has been especially useful, as it allows employees to quickly and easily gather the data they need to make informed decisions.</text:p>
      <text:p text:style-name="Normal"/>
      <text:p text:style-name="Normal">In conclusion, a complex administrative system that uses query-based reporting can be a valuable asset for a middle-sized business like XYZ Corporation. By providing employees with easy access to data and the ability to generate reports, such a system can help improve efficiency and streamline operations.</text:p>
      <text:soft-page-break/>
      <text:p text:style-name="P3">//creating a document</text:p>
      <text:p text:style-name="P4">Creating a document such as a doc or PDF is a relatively simple process that can be accomplished using a word processing program like Microsoft Word or Google Docs. Here are the steps to create a document in one of these programs:</text:p>
      <text:list text:style-name="LFO1" text:continue-numbering="true">
        <text:list-item>
          <text:p text:style-name="P5">Open the word processing program and create a new document.</text:p>
        </text:list-item>
        <text:list-item>
          <text:p text:style-name="P6">Begin typing your content into the document. You can use the various formatting options, such as font size and style, to make your document look the way you want it to.</text:p>
        </text:list-item>
        <text:list-item>
          <text:p text:style-name="P7">When you are finished typing your content, save the document to your computer.</text:p>
        </text:list-item>
        <text:list-item>
          <text:p text:style-name="P8">To create a PDF version of your document, go to the "File" menu and select "Export" or "Save As".</text:p>
        </text:list-item>
        <text:list-item>
          <text:p text:style-name="P9">Choose the "PDF" option from the list of available file formats.</text:p>
        </text:list-item>
        <text:list-item>
          <text:p text:style-name="P10">Name your PDF file and select a location to save it.</text:p>
        </text:list-item>
        <text:list-item>
          <text:p text:style-name="P11">Click "Export" or "Save" to create the PDF version of your document.</text:p>
        </text:list-item>
      </text:list>
      <text:p text:style-name="P12">Alternatively, you can use a dedicated PDF creation program like Adobe Acrobat to create a PDF from an existing document. To do this, follow these steps:</text:p>
      <text:list text:style-name="LFO2" text:continue-numbering="true">
        <text:list-item>
          <text:p text:style-name="P13">Open the PDF creation program and select the option to create a new PDF.</text:p>
        </text:list-item>
        <text:list-item>
          <text:p text:style-name="P14">Choose the option to import an existing document, such as a Word doc, into the program.</text:p>
        </text:list-item>
        <text:list-item>
          <text:p text:style-name="P15">Select the document you want to import and open it in the program.</text:p>
        </text:list-item>
        <text:list-item>
          <text:p text:style-name="P16">Use the program's various editing and formatting tools to make any necessary changes to the document.</text:p>
        </text:list-item>
        <text:list-item>
          <text:p text:style-name="P17">When you are finished, save the PDF version of the document to your computer.</text:p>
        </text:list-item>
      </text:list>
      <text:p text:style-name="P18">Overall, creating a document such as a doc or PDF is a simple process that can be accomplished using a word processing program or a dedicated PDF creation program. By following the steps outlined above, you can easily create professional-looking documents for any purpose.</text:p>
      <text:p text:style-name="P19"/>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language="hu" fo:country="HU"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GB" style:language-asian="en" style:country-asian="GB"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álcsik Péter</meta:initial-creator>
    <dc:creator>Gálcsik Péter</dc:creator>
    <meta:creation-date>2022-12-07T20:20:00Z</meta:creation-date>
    <dc:date>2022-12-07T20:24:00Z</dc:date>
    <meta:template xlink:href="Normal" xlink:type="simple"/>
    <meta:editing-cycles>4</meta:editing-cycles>
    <meta:editing-duration>PT60S</meta:editing-duration>
    <meta:document-statistic meta:page-count="3" meta:paragraph-count="8" meta:word-count="654" meta:character-count="4377" meta:row-count="31" meta:non-whitespace-character-count="3731"/>
  </office:meta>
</office:document-meta>
</file>